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Table3" style:family="table">
      <style:table-properties style:width="16.166cm" fo:margin-left="1.439cm" table:align="left"/>
    </style:style>
    <style:style style:name="Table3.A" style:family="table-column">
      <style:table-column-properties style:column-width="7.355cm"/>
    </style:style>
    <style:style style:name="Table3.B" style:family="table-column">
      <style:table-column-properties style:column-width="8.811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5.928cm" fo:margin-left="1.783cm" table:align="left"/>
    </style:style>
    <style:style style:name="Table1.A" style:family="table-column">
      <style:table-column-properties style:column-width="2.249cm"/>
    </style:style>
    <style:style style:name="Table1.B" style:family="table-column">
      <style:table-column-properties style:column-width="2.223cm"/>
    </style:style>
    <style:style style:name="Table1.C" style:family="table-column">
      <style:table-column-properties style:column-width="6.535cm"/>
    </style:style>
    <style:style style:name="Table1.D" style:family="table-column">
      <style:table-column-properties style:column-width="4.921cm"/>
    </style:style>
    <style:style style:name="Table1.A1" style:family="table-cell">
      <style:table-cell-properties style:vertical-align="" fo:padding="0.097cm" fo:border-left="0.5pt solid #000000" fo:border-right="none" fo:border-top="0.5pt solid #000000" fo:border-bottom="0.5pt solid #000000"/>
    </style:style>
    <style:style style:name="Table1.D1" style:family="table-cell">
      <style:table-cell-properties style:vertical-align="" fo:padding="0.097cm" fo:border="0.5pt solid #000000"/>
    </style:style>
    <style:style style:name="Table1.A2" style:family="table-cell">
      <style:table-cell-properties style:vertical-align="" fo:padding="0.097cm" fo:border-left="0.5pt solid #000000" fo:border-right="none" fo:border-top="none" fo:border-bottom="0.5pt solid #000000"/>
    </style:style>
    <style:style style:name="Table1.D2" style:family="table-cell">
      <style:table-cell-properties style:vertical-align="" fo:padding="0.097cm" fo:border-left="0.5pt solid #000000" fo:border-right="0.5pt solid #000000" fo:border-top="none" fo:border-bottom="0.5pt solid #000000"/>
    </style:style>
    <style:style style:name="Table2" style:family="table">
      <style:table-properties style:width="15.928cm" fo:margin-left="1.783cm" table:align="left"/>
    </style:style>
    <style:style style:name="Table2.A" style:family="table-column">
      <style:table-column-properties style:column-width="2.249cm"/>
    </style:style>
    <style:style style:name="Table2.B" style:family="table-column">
      <style:table-column-properties style:column-width="2.223cm"/>
    </style:style>
    <style:style style:name="Table2.C" style:family="table-column">
      <style:table-column-properties style:column-width="6.535cm"/>
    </style:style>
    <style:style style:name="Table2.D" style:family="table-column">
      <style:table-column-properties style:column-width="4.921cm"/>
    </style:style>
    <style:style style:name="Table2.A1" style:family="table-cell">
      <style:table-cell-properties style:vertical-align="" fo:padding="0.097cm" fo:border-left="0.5pt solid #000000" fo:border-right="none" fo:border-top="0.5pt solid #000000" fo:border-bottom="0.5pt solid #000000"/>
    </style:style>
    <style:style style:name="Table2.D1" style:family="table-cell">
      <style:table-cell-properties style:vertical-align="" fo:padding="0.097cm" fo:border="0.5pt solid #000000"/>
    </style:style>
    <style:style style:name="Table2.A2" style:family="table-cell">
      <style:table-cell-properties style:vertical-align="" fo:padding="0.097cm" fo:border-left="0.5pt solid #000000" fo:border-right="none" fo:border-top="none" fo:border-bottom="0.5pt solid #000000"/>
    </style:style>
    <style:style style:name="Table2.D2" style:family="table-cell">
      <style:table-cell-properties style:vertical-align=""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Cambria" fo:font-size="21pt" officeooo:paragraph-rsid="00307c6d" fo:background-color="transparent" style:font-size-asian="21pt" style:font-size-complex="21pt"/>
    </style:style>
    <style:style style:name="P2" style:family="paragraph" style:parent-style-name="Standard">
      <style:paragraph-properties fo:text-align="center" style:justify-single-word="false"/>
      <style:text-properties style:font-name="Cambria" fo:font-size="26pt" officeooo:paragraph-rsid="00307c6d" fo:background-color="transparent" style:font-size-asian="26pt" style:font-size-complex="26pt"/>
    </style:style>
    <style:style style:name="P3" style:family="paragraph" style:parent-style-name="Standard">
      <style:paragraph-properties fo:text-align="center" style:justify-single-word="false"/>
      <style:text-properties style:font-name="Cambria" fo:font-size="26pt" officeooo:rsid="000cfc4a" officeooo:paragraph-rsid="00307c6d" fo:background-color="transparent" style:font-size-asian="26pt" style:font-size-complex="26pt"/>
    </style:style>
    <style:style style:name="P4" style:family="paragraph" style:parent-style-name="Standard">
      <style:paragraph-properties fo:text-align="center" style:justify-single-word="false"/>
      <style:text-properties style:font-name="Cambria" fo:font-size="24pt" officeooo:paragraph-rsid="00307c6d" fo:background-color="transparent" style:font-size-asian="24pt" style:font-size-complex="24pt"/>
    </style:style>
    <style:style style:name="P5" style:family="paragraph" style:parent-style-name="Standard">
      <style:paragraph-properties fo:text-align="center" style:justify-single-word="false"/>
      <style:text-properties style:font-name="Cambria" fo:font-size="24pt" officeooo:rsid="000cfc4a" officeooo:paragraph-rsid="00307c6d" fo:background-color="transparent" style:font-size-asian="24pt" style:font-size-complex="24pt"/>
    </style:style>
    <style:style style:name="P6" style:family="paragraph" style:parent-style-name="Standard">
      <style:paragraph-properties fo:text-align="center" style:justify-single-word="false"/>
      <style:text-properties style:font-name="Cambria" fo:font-size="24pt" fo:font-weight="bold" officeooo:rsid="000cfc4a" officeooo:paragraph-rsid="00307c6d" fo:background-color="transparent"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font-name="Cambria" fo:font-size="16pt" officeooo:rsid="000cfc4a" officeooo:paragraph-rsid="00307c6d" fo:background-color="transparent" style:font-size-asian="16pt" style:font-size-complex="16pt"/>
    </style:style>
    <style:style style:name="P8" style:family="paragraph" style:parent-style-name="Standard">
      <style:paragraph-properties fo:text-align="start" style:justify-single-word="false"/>
      <style:text-properties style:font-name="Cambria" fo:font-size="16pt" officeooo:rsid="000cfc4a" officeooo:paragraph-rsid="00307c6d" fo:background-color="transparent" style:font-size-asian="16pt" style:font-size-complex="16pt"/>
    </style:style>
    <style:style style:name="P9" style:family="paragraph" style:parent-style-name="Standard" style:list-style-name="L10">
      <style:paragraph-properties fo:line-height="150%" fo:text-align="start" style:justify-single-word="false"/>
      <style:text-properties style:font-name="Cambria" fo:font-weight="bold" officeooo:paragraph-rsid="00307c6d" fo:background-color="transparent" style:font-weight-asian="bold" style:font-weight-complex="bold"/>
    </style:style>
    <style:style style:name="P10" style:family="paragraph" style:parent-style-name="Standard" style:list-style-name="L10">
      <style:paragraph-properties fo:line-height="150%" fo:text-align="start" style:justify-single-word="false"/>
      <style:text-properties style:font-name="Cambria" fo:font-size="12pt" fo:font-weight="normal" officeooo:rsid="0004279a" officeooo:paragraph-rsid="00307c6d" fo:background-color="transparent" style:font-size-asian="10.5pt" style:font-weight-asian="normal" style:font-size-complex="12pt" style:font-weight-complex="normal"/>
    </style:style>
    <style:style style:name="P11" style:family="paragraph" style:parent-style-name="Standard" style:list-style-name="L19">
      <style:paragraph-properties fo:line-height="150%" fo:text-align="start" style:justify-single-word="false"/>
      <style:text-properties style:font-name="Cambria" fo:font-size="12pt" fo:font-weight="normal" officeooo:rsid="0004279a" officeooo:paragraph-rsid="00307c6d" fo:background-color="transparent"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Cambria" fo:font-size="12pt" fo:font-weight="normal" officeooo:rsid="0004279a" officeooo:paragraph-rsid="00307c6d" fo:background-color="transparent" style:font-size-asian="10.5pt" style:font-weight-asian="normal" style:font-size-complex="12pt" style:font-weight-complex="normal"/>
    </style:style>
    <style:style style:name="P13" style:family="paragraph" style:parent-style-name="Standard" style:list-style-name="L19">
      <style:paragraph-properties fo:line-height="150%" fo:text-align="start" style:justify-single-word="false"/>
      <style:text-properties style:font-name="Cambria" fo:font-size="12pt" fo:font-weight="normal" officeooo:rsid="00064974" officeooo:paragraph-rsid="00307c6d" fo:background-color="transparent" style:font-size-asian="10.5pt" style:font-weight-asian="normal" style:font-size-complex="12pt" style:font-weight-complex="normal"/>
    </style:style>
    <style:style style:name="P14" style:family="paragraph" style:parent-style-name="Standard" style:list-style-name="L10">
      <style:paragraph-properties fo:line-height="150%" fo:text-align="start" style:justify-single-word="false"/>
      <style:text-properties style:font-name="Cambria" fo:font-size="12pt" fo:font-weight="normal" officeooo:rsid="000a25ee" officeooo:paragraph-rsid="00307c6d" fo:background-color="transparent"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Cambria" fo:font-size="12pt" fo:font-weight="normal" officeooo:rsid="000a25ee" officeooo:paragraph-rsid="00307c6d" fo:background-color="transparent" style:font-size-asian="10.5pt" style:font-weight-asian="normal" style:font-size-complex="12pt" style:font-weight-complex="normal"/>
    </style:style>
    <style:style style:name="P16" style:family="paragraph" style:parent-style-name="Standard" style:list-style-name="L20">
      <style:paragraph-properties fo:line-height="150%" fo:text-align="start" style:justify-single-word="false"/>
      <style:text-properties style:font-name="Cambria" fo:font-size="12pt" fo:font-weight="normal" officeooo:rsid="000a25ee" officeooo:paragraph-rsid="00307c6d" fo:background-color="transparent" style:font-size-asian="10.5pt" style:font-weight-asian="normal" style:font-size-complex="12pt" style:font-weight-complex="normal"/>
    </style:style>
    <style:style style:name="P17" style:family="paragraph" style:parent-style-name="Standard" style:list-style-name="L21">
      <style:paragraph-properties fo:line-height="150%" fo:text-align="start" style:justify-single-word="false"/>
      <style:text-properties style:font-name="Cambria" fo:font-size="12pt" fo:font-weight="normal" officeooo:rsid="000a25ee" officeooo:paragraph-rsid="00307c6d" fo:background-color="transparent" style:font-size-asian="10.5pt" style:font-weight-asian="normal" style:font-size-complex="12pt" style:font-weight-complex="normal"/>
    </style:style>
    <style:style style:name="P18" style:family="paragraph" style:parent-style-name="Standard" style:list-style-name="L24">
      <style:paragraph-properties fo:line-height="150%" fo:text-align="start" style:justify-single-word="false"/>
      <style:text-properties style:font-name="Cambria" fo:font-size="12pt" fo:font-weight="normal" officeooo:rsid="000a25ee" officeooo:paragraph-rsid="00307c6d" fo:background-color="transparent" style:font-size-asian="10.5pt" style:font-weight-asian="normal" style:font-size-complex="12pt" style:font-weight-complex="normal"/>
    </style:style>
    <style:style style:name="P19" style:family="paragraph" style:parent-style-name="Standard" style:list-style-name="L25">
      <style:paragraph-properties fo:line-height="150%" fo:text-align="start" style:justify-single-word="false"/>
      <style:text-properties style:font-name="Cambria" fo:font-size="12pt" fo:font-weight="normal" officeooo:rsid="000a25ee" officeooo:paragraph-rsid="00307c6d" fo:background-color="transparent" style:font-size-asian="10.5pt" style:font-weight-asian="normal" style:font-size-complex="12pt" style:font-weight-complex="normal"/>
    </style:style>
    <style:style style:name="P20" style:family="paragraph" style:parent-style-name="Standard" style:list-style-name="L10">
      <style:paragraph-properties fo:line-height="150%" fo:text-align="start" style:justify-single-word="false"/>
      <style:text-properties style:font-name="Cambria" fo:font-size="12pt" fo:font-weight="normal" officeooo:rsid="00253c2b" officeooo:paragraph-rsid="00307c6d" fo:background-color="transparent" style:font-size-asian="10.5pt" style:font-weight-asian="normal" style:font-size-complex="12pt" style:font-weight-complex="normal"/>
    </style:style>
    <style:style style:name="P21" style:family="paragraph" style:parent-style-name="Standard" style:list-style-name="L10">
      <style:paragraph-properties fo:line-height="150%" fo:text-align="start" style:justify-single-word="false"/>
      <style:text-properties style:font-name="Cambria" fo:font-size="12pt" fo:font-weight="normal" officeooo:rsid="001d09dd" officeooo:paragraph-rsid="00307c6d" fo:background-color="transparent" style:font-size-asian="10.5pt" style:font-weight-asian="normal" style:font-size-complex="12pt" style:font-weight-complex="normal"/>
    </style:style>
    <style:style style:name="P22" style:family="paragraph" style:parent-style-name="Standard" style:list-style-name="L10">
      <style:paragraph-properties fo:line-height="150%" fo:text-align="start" style:justify-single-word="false"/>
      <style:text-properties style:font-name="Cambria" fo:font-size="12pt" fo:font-weight="normal" officeooo:rsid="001d09dd" officeooo:paragraph-rsid="0037ff43" fo:background-color="transparent"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Cambria" fo:font-size="12pt" fo:font-weight="normal" officeooo:rsid="001d09dd" officeooo:paragraph-rsid="00307c6d" fo:background-color="transparent" style:font-size-asian="10.5pt" style:font-weight-asian="normal" style:font-size-complex="12pt" style:font-weight-complex="normal"/>
    </style:style>
    <style:style style:name="P24" style:family="paragraph" style:parent-style-name="Standard" style:list-style-name="L10">
      <style:paragraph-properties fo:line-height="150%" fo:text-align="start" style:justify-single-word="false"/>
      <style:text-properties style:font-name="Cambria" fo:font-size="12pt" fo:font-weight="normal" officeooo:rsid="0007d3d4" officeooo:paragraph-rsid="00307c6d" fo:background-color="transparent" style:font-size-asian="10.5pt" style:font-weight-asian="normal" style:font-size-complex="12pt" style:font-weight-complex="normal"/>
    </style:style>
    <style:style style:name="P25" style:family="paragraph" style:parent-style-name="Standard" style:list-style-name="L10">
      <style:paragraph-properties fo:line-height="150%" fo:text-align="start" style:justify-single-word="false"/>
      <style:text-properties style:font-name="Cambria" fo:font-size="12pt" fo:font-weight="normal" officeooo:rsid="00220214" officeooo:paragraph-rsid="00307c6d" fo:background-color="transparent" style:font-size-asian="10.5pt" style:font-weight-asian="normal" style:font-size-complex="12pt" style:font-weight-complex="normal"/>
    </style:style>
    <style:style style:name="P26" style:family="paragraph" style:parent-style-name="Standard" style:list-style-name="L10">
      <style:paragraph-properties fo:line-height="150%" fo:text-align="start" style:justify-single-word="false"/>
      <style:text-properties style:font-name="Cambria" fo:font-size="12pt" fo:font-weight="normal" officeooo:rsid="00088ea2" officeooo:paragraph-rsid="00307c6d" fo:background-color="transparent"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Cambria" fo:font-size="12pt" fo:font-weight="normal" officeooo:rsid="00088ea2" officeooo:paragraph-rsid="00307c6d" fo:background-color="transparent" style:font-size-asian="10.5pt" style:font-weight-asian="normal" style:font-size-complex="12pt" style:font-weight-complex="normal"/>
    </style:style>
    <style:style style:name="P28" style:family="paragraph" style:parent-style-name="Standard" style:list-style-name="L24">
      <style:paragraph-properties fo:line-height="150%" fo:text-align="start" style:justify-single-word="false"/>
      <style:text-properties style:font-name="Cambria" fo:font-size="12pt" fo:font-weight="normal" officeooo:rsid="00088ea2" officeooo:paragraph-rsid="00307c6d" fo:background-color="transparent" style:font-size-asian="10.5pt" style:font-weight-asian="normal" style:font-size-complex="12pt" style:font-weight-complex="normal"/>
    </style:style>
    <style:style style:name="P29" style:family="paragraph" style:parent-style-name="Standard" style:list-style-name="L25">
      <style:paragraph-properties fo:line-height="150%" fo:text-align="start" style:justify-single-word="false"/>
      <style:text-properties style:font-name="Cambria" fo:font-size="12pt" fo:font-weight="normal" officeooo:rsid="00088ea2" officeooo:paragraph-rsid="00307c6d" fo:background-color="transparent" style:font-size-asian="10.5pt" style:font-weight-asian="normal" style:font-size-complex="12pt" style:font-weight-complex="normal"/>
    </style:style>
    <style:style style:name="P30" style:family="paragraph" style:parent-style-name="Standard" style:list-style-name="L10">
      <style:paragraph-properties fo:line-height="150%" fo:text-align="start" style:justify-single-word="false"/>
      <style:text-properties style:font-name="Cambria" fo:font-size="12pt" fo:font-weight="normal" officeooo:rsid="00230fbd" officeooo:paragraph-rsid="00307c6d" fo:background-color="transparent" style:font-size-asian="10.5pt" style:font-weight-asian="normal" style:font-size-complex="12pt" style:font-weight-complex="normal"/>
    </style:style>
    <style:style style:name="P31" style:family="paragraph" style:parent-style-name="Standard" style:list-style-name="L10">
      <style:paragraph-properties fo:line-height="150%" fo:text-align="start" style:justify-single-word="false"/>
      <style:text-properties style:font-name="Cambria" fo:font-size="12pt" fo:font-weight="normal" officeooo:rsid="0023ca45" officeooo:paragraph-rsid="00307c6d" fo:background-color="transparent" style:font-size-asian="10.5pt" style:font-weight-asian="normal" style:font-size-complex="12pt" style:font-weight-complex="normal"/>
    </style:style>
    <style:style style:name="P32" style:family="paragraph" style:parent-style-name="Standard" style:list-style-name="L22">
      <style:paragraph-properties fo:line-height="150%" fo:text-align="start" style:justify-single-word="false"/>
      <style:text-properties style:font-name="Cambria" fo:font-size="12pt" fo:font-weight="normal" officeooo:rsid="0023ca45" officeooo:paragraph-rsid="00307c6d" fo:background-color="transparent" style:font-size-asian="10.5pt" style:font-weight-asian="normal" style:font-size-complex="12pt" style:font-weight-complex="normal"/>
    </style:style>
    <style:style style:name="P33" style:family="paragraph" style:parent-style-name="Standard" style:list-style-name="L25">
      <style:paragraph-properties fo:line-height="150%" fo:text-align="start" style:justify-single-word="false"/>
      <style:text-properties style:font-name="Cambria" fo:font-size="12pt" fo:font-weight="normal" officeooo:rsid="00246eaf" officeooo:paragraph-rsid="00307c6d" fo:background-color="transparent" style:font-size-asian="10.5pt" style:font-weight-asian="normal" style:font-size-complex="12pt" style:font-weight-complex="normal"/>
    </style:style>
    <style:style style:name="P34" style:family="paragraph" style:parent-style-name="Standard" style:list-style-name="L10">
      <style:paragraph-properties fo:line-height="150%" fo:text-align="start" style:justify-single-word="false"/>
      <style:text-properties style:font-name="Cambria" fo:font-size="12pt" fo:font-weight="normal" officeooo:rsid="002e13af" officeooo:paragraph-rsid="00307c6d" fo:background-color="transparent" style:font-size-asian="10.5pt" style:font-weight-asian="normal" style:font-size-complex="12pt" style:font-weight-complex="normal"/>
    </style:style>
    <style:style style:name="P35" style:family="paragraph" style:parent-style-name="Standard" style:list-style-name="L10">
      <style:paragraph-properties fo:line-height="150%" fo:text-align="start" style:justify-single-word="false"/>
      <style:text-properties style:font-name="Cambria" fo:font-size="12pt" fo:font-weight="normal" officeooo:rsid="00330464" officeooo:paragraph-rsid="00307c6d" fo:background-color="transparent" style:font-size-asian="10.5pt" style:font-weight-asian="normal" style:font-size-complex="12pt" style:font-weight-complex="normal"/>
    </style:style>
    <style:style style:name="P36" style:family="paragraph" style:parent-style-name="Standard" style:list-style-name="L10">
      <style:paragraph-properties fo:line-height="150%" fo:text-align="start" style:justify-single-word="false"/>
      <style:text-properties style:font-name="Cambria" fo:font-size="12pt" fo:font-weight="normal" officeooo:rsid="0037ff43" officeooo:paragraph-rsid="00307c6d" fo:background-color="transparent" style:font-size-asian="10.5pt" style:font-weight-asian="normal" style:font-size-complex="12pt" style:font-weight-complex="normal"/>
    </style:style>
    <style:style style:name="P37" style:family="paragraph" style:parent-style-name="Standard" style:list-style-name="L10">
      <style:paragraph-properties fo:line-height="150%" fo:text-align="start" style:justify-single-word="false"/>
      <style:text-properties style:font-name="Cambria" fo:font-size="12pt" fo:font-weight="normal" officeooo:rsid="0037ff43" officeooo:paragraph-rsid="0037ff43" fo:background-color="transparent" style:font-size-asian="10.5pt" style:font-weight-asian="normal" style:font-size-complex="12pt" style:font-weight-complex="normal"/>
    </style:style>
    <style:style style:name="P38" style:family="paragraph" style:parent-style-name="Standard" style:list-style-name="L26">
      <style:paragraph-properties fo:line-height="150%" fo:text-align="start" style:justify-single-word="false"/>
      <style:text-properties style:font-name="Cambria" fo:font-size="12pt" fo:font-weight="normal" officeooo:rsid="0004279a" officeooo:paragraph-rsid="00307c6d" fo:background-color="transparent" style:font-size-asian="12pt" style:font-weight-asian="normal" style:font-size-complex="12pt" style:font-weight-complex="normal"/>
    </style:style>
    <style:style style:name="P39" style:family="paragraph" style:parent-style-name="Standard" style:list-style-name="L26">
      <style:paragraph-properties fo:line-height="150%" fo:text-align="start" style:justify-single-word="false"/>
      <style:text-properties style:font-name="Cambria" fo:font-size="12pt" fo:font-weight="normal" officeooo:rsid="000978d4" officeooo:paragraph-rsid="0037ff43" fo:background-color="transparent" style:font-size-asian="12pt" style:font-weight-asian="normal" style:font-size-complex="12pt" style:font-weight-complex="normal"/>
    </style:style>
    <style:style style:name="P40" style:family="paragraph" style:parent-style-name="Standard" style:list-style-name="L26">
      <style:paragraph-properties fo:line-height="150%" fo:text-align="start" style:justify-single-word="false"/>
      <style:text-properties style:font-name="Cambria" fo:font-size="12pt" fo:font-weight="normal" officeooo:rsid="000a25ee" officeooo:paragraph-rsid="00307c6d" fo:background-color="transparent" style:font-size-asian="12pt" style:font-weight-asian="normal" style:font-size-complex="12pt" style:font-weight-complex="normal"/>
    </style:style>
    <style:style style:name="P41" style:family="paragraph" style:parent-style-name="Standard" style:list-style-name="L26">
      <style:paragraph-properties fo:line-height="150%" fo:text-align="start" style:justify-single-word="false"/>
      <style:text-properties style:font-name="Cambria" fo:font-size="12pt" fo:font-weight="normal" officeooo:rsid="0037ff43" officeooo:paragraph-rsid="0037ff43" fo:background-color="transparent" style:font-size-asian="12pt" style:font-weight-asian="normal" style:font-size-complex="12pt" style:font-weight-complex="normal"/>
    </style:style>
    <style:style style:name="P42" style:family="paragraph" style:parent-style-name="Standard" style:list-style-name="L19">
      <style:paragraph-properties fo:line-height="150%" fo:text-align="start" style:justify-single-word="false"/>
      <style:text-properties style:font-name="Cambria" fo:font-size="12pt" fo:font-weight="normal" officeooo:rsid="00064974" officeooo:paragraph-rsid="00307c6d" fo:background-color="#ffff00" style:font-size-asian="10.5pt" style:font-weight-asian="normal" style:font-size-complex="12pt" style:font-weight-complex="normal"/>
    </style:style>
    <style:style style:name="P43" style:family="paragraph" style:parent-style-name="Standard" style:list-style-name="L25">
      <style:paragraph-properties fo:line-height="150%" fo:text-align="start" style:justify-single-word="false"/>
      <style:text-properties style:font-name="Cambria" fo:font-size="12pt" fo:font-weight="normal" officeooo:rsid="00088ea2" officeooo:paragraph-rsid="00307c6d" fo:background-color="#ffff00" style:font-size-asian="10.5pt" style:font-weight-asian="normal" style:font-size-complex="12pt" style:font-weight-complex="normal"/>
    </style:style>
    <style:style style:name="P44" style:family="paragraph" style:parent-style-name="Standard" style:list-style-name="L10">
      <style:paragraph-properties fo:line-height="150%" fo:text-align="start" style:justify-single-word="false"/>
      <style:text-properties style:font-name="Cambria" officeooo:paragraph-rsid="00307c6d"/>
    </style:style>
    <style:style style:name="P45" style:family="paragraph" style:parent-style-name="Standard" style:list-style-name="L10">
      <style:paragraph-properties fo:line-height="150%" fo:text-align="start" style:justify-single-word="false"/>
      <style:text-properties style:font-name="Cambria" fo:font-size="14pt" fo:font-weight="bold" officeooo:rsid="00253c2b" officeooo:paragraph-rsid="00307c6d" fo:background-color="transparent" style:font-size-asian="14pt" style:font-weight-asian="bold" style:font-size-complex="14pt" style:font-weight-complex="bold"/>
    </style:style>
    <style:style style:name="P46" style:family="paragraph" style:parent-style-name="Standard" style:list-style-name="L10">
      <style:paragraph-properties fo:line-height="150%" fo:text-align="start" style:justify-single-word="false"/>
      <style:text-properties style:font-name="Cambria" fo:font-size="14pt" fo:font-weight="bold" officeooo:rsid="001d09dd" officeooo:paragraph-rsid="00307c6d" fo:background-color="transparent" style:font-size-asian="14pt" style:font-weight-asian="bold" style:font-size-complex="14pt" style:font-weight-complex="bold"/>
    </style:style>
    <style:style style:name="P47" style:family="paragraph" style:parent-style-name="Standard" style:list-style-name="L10">
      <style:paragraph-properties fo:line-height="150%" fo:text-align="start" style:justify-single-word="false"/>
      <style:text-properties style:font-name="Cambria" fo:font-size="14pt" fo:font-weight="bold" officeooo:rsid="0004279a" officeooo:paragraph-rsid="00307c6d" fo:background-color="transparent" style:font-size-asian="12.25pt" style:font-weight-asian="bold" style:font-size-complex="14pt" style:font-weight-complex="bold"/>
    </style:style>
    <style:style style:name="P48" style:family="paragraph" style:parent-style-name="Standard">
      <style:paragraph-properties fo:line-height="150%" fo:text-align="start" style:justify-single-word="false"/>
      <style:text-properties style:font-name="Cambria" fo:font-size="14pt" fo:font-weight="bold" officeooo:rsid="0004279a" officeooo:paragraph-rsid="00307c6d" fo:background-color="transparent" style:font-size-asian="12.25pt" style:font-weight-asian="bold" style:font-size-complex="14pt" style:font-weight-complex="bold"/>
    </style:style>
    <style:style style:name="P49" style:family="paragraph" style:parent-style-name="Standard" style:list-style-name="L10">
      <style:paragraph-properties fo:line-height="150%" fo:text-align="start" style:justify-single-word="false"/>
      <style:text-properties style:font-name="Cambria" fo:font-size="14pt" fo:font-weight="bold" officeooo:rsid="001d09dd" officeooo:paragraph-rsid="00307c6d" fo:background-color="transparent" style:font-size-asian="12.25pt" style:font-weight-asian="bold" style:font-size-complex="14pt" style:font-weight-complex="bold"/>
    </style:style>
    <style:style style:name="P50" style:family="paragraph" style:parent-style-name="Standard" style:list-style-name="L10">
      <style:paragraph-properties fo:line-height="150%" fo:text-align="start" style:justify-single-word="false"/>
      <style:text-properties style:font-name="Cambria" fo:font-size="14pt" fo:font-weight="bold" officeooo:rsid="00088ea2" officeooo:paragraph-rsid="00307c6d" fo:background-color="transparent" style:font-size-asian="12.25pt" style:font-weight-asian="bold" style:font-size-complex="14pt" style:font-weight-complex="bold"/>
    </style:style>
    <style:style style:name="P51" style:family="paragraph" style:parent-style-name="Standard" style:list-style-name="L10">
      <style:paragraph-properties fo:line-height="150%" fo:text-align="start" style:justify-single-word="false"/>
      <style:text-properties style:font-name="Cambria" fo:font-size="14pt" fo:font-weight="bold" officeooo:rsid="000a25ee" officeooo:paragraph-rsid="00307c6d" fo:background-color="transparent" style:font-size-asian="12.25pt" style:font-weight-asian="bold" style:font-size-complex="14pt" style:font-weight-complex="bold"/>
    </style:style>
    <style:style style:name="P52" style:family="paragraph" style:parent-style-name="Standard" style:list-style-name="L10">
      <style:paragraph-properties fo:line-height="150%" fo:text-align="start" style:justify-single-word="false"/>
      <style:text-properties style:font-name="Cambria" officeooo:paragraph-rsid="00307c6d" fo:background-color="transparent"/>
    </style:style>
    <style:style style:name="P53" style:family="paragraph" style:parent-style-name="Standard" style:list-style-name="L10">
      <style:paragraph-properties fo:line-height="150%" fo:text-align="start" style:justify-single-word="false"/>
      <style:text-properties style:font-name="Cambria" officeooo:rsid="000a25ee" officeooo:paragraph-rsid="00307c6d" fo:background-color="transparent"/>
    </style:style>
    <style:style style:name="P54" style:family="paragraph" style:parent-style-name="Standard" style:list-style-name="L23">
      <style:paragraph-properties fo:line-height="150%" fo:text-align="start" style:justify-single-word="false"/>
      <style:text-properties style:font-name="Cambria" officeooo:rsid="0004279a" officeooo:paragraph-rsid="00307c6d" fo:background-color="transparent"/>
    </style:style>
    <style:style style:name="P55" style:family="paragraph" style:parent-style-name="Standard" style:list-style-name="L10">
      <style:paragraph-properties fo:line-height="150%" fo:text-align="start" style:justify-single-word="false"/>
      <style:text-properties style:font-name="Cambria" officeooo:rsid="003019fc" officeooo:paragraph-rsid="00307c6d" fo:background-color="#ffff00"/>
    </style:style>
    <style:style style:name="P56" style:family="paragraph" style:parent-style-name="Standard" style:list-style-name="L27">
      <style:paragraph-properties fo:line-height="150%" fo:text-align="start" style:justify-single-word="false"/>
      <style:text-properties style:font-name="Cambria" officeooo:rsid="0030d160" officeooo:paragraph-rsid="0030d160" fo:background-color="#ffff00"/>
    </style:style>
    <style:style style:name="P57" style:family="paragraph" style:parent-style-name="Standard" style:list-style-name="L25">
      <style:paragraph-properties fo:line-height="150%" fo:text-align="start" style:justify-single-word="false"/>
      <style:text-properties style:font-name="Cambria" fo:font-size="11pt" fo:font-style="italic" officeooo:paragraph-rsid="0030d160" fo:background-color="#ffff00" style:font-size-asian="11pt" style:font-style-asian="italic" style:font-size-complex="11pt" style:font-style-complex="italic"/>
    </style:style>
    <style:style style:name="P58" style:family="paragraph" style:parent-style-name="Table_20_Contents">
      <style:paragraph-properties fo:text-align="center" style:justify-single-word="false"/>
      <style:text-properties style:font-name="Cambria" fo:font-size="12pt" fo:font-weight="bold" officeooo:rsid="00253c2b" officeooo:paragraph-rsid="00307c6d" fo:background-color="transparent" style:font-size-asian="10.5pt" style:font-weight-asian="bold" style:font-size-complex="12pt" style:font-weight-complex="bold"/>
    </style:style>
    <style:style style:name="P59" style:family="paragraph" style:parent-style-name="Table_20_Contents">
      <style:paragraph-properties fo:text-align="center" style:justify-single-word="false"/>
      <style:text-properties style:font-name="Cambria" fo:font-size="12pt" fo:font-weight="bold" officeooo:rsid="000a25ee" officeooo:paragraph-rsid="00307c6d" fo:background-color="transparent" style:font-size-asian="10.5pt" style:font-weight-asian="bold" style:font-size-complex="12pt" style:font-weight-complex="bold"/>
    </style:style>
    <style:style style:name="P60" style:family="paragraph" style:parent-style-name="Table_20_Contents">
      <style:paragraph-properties fo:text-align="center" style:justify-single-word="false"/>
      <style:text-properties style:font-name="Cambria" fo:font-size="12pt" fo:font-weight="bold" officeooo:rsid="00088ea2" officeooo:paragraph-rsid="00307c6d" fo:background-color="transparent" style:font-size-asian="10.5pt" style:font-weight-asian="bold" style:font-size-complex="12pt" style:font-weight-complex="bold"/>
    </style:style>
    <style:style style:name="P61" style:family="paragraph" style:parent-style-name="Table_20_Contents">
      <style:paragraph-properties fo:text-align="center" style:justify-single-word="false"/>
      <style:text-properties style:font-name="Cambria" fo:font-size="12pt" officeooo:rsid="00253c2b" officeooo:paragraph-rsid="00307c6d" fo:background-color="transparent" style:font-size-asian="10.5pt" style:font-size-complex="12pt"/>
    </style:style>
    <style:style style:name="P62" style:family="paragraph" style:parent-style-name="Table_20_Contents">
      <style:paragraph-properties fo:text-align="center" style:justify-single-word="false"/>
      <style:text-properties style:font-name="Cambria" fo:font-size="12pt" officeooo:rsid="000a25ee" officeooo:paragraph-rsid="00307c6d" fo:background-color="transparent" style:font-size-asian="10.5pt" style:font-size-complex="12pt"/>
    </style:style>
    <style:style style:name="P63" style:family="paragraph" style:parent-style-name="Table_20_Contents">
      <style:paragraph-properties fo:text-align="center" style:justify-single-word="false"/>
      <style:text-properties style:font-name="Cambria" fo:font-size="12pt" officeooo:rsid="00088ea2" officeooo:paragraph-rsid="00307c6d" fo:background-color="transparent" style:font-size-asian="10.5pt" style:font-size-complex="12pt"/>
    </style:style>
    <style:style style:name="P64" style:family="paragraph" style:parent-style-name="Table_20_Contents">
      <style:paragraph-properties fo:text-align="center" style:justify-single-word="false"/>
      <style:text-properties style:font-name="Cambria" fo:font-size="12pt" officeooo:paragraph-rsid="00307c6d" fo:background-color="transparent" style:font-size-asian="10.5pt" style:font-size-complex="12pt"/>
    </style:style>
    <style:style style:name="P65" style:family="paragraph" style:parent-style-name="Table_20_Contents">
      <style:paragraph-properties fo:text-align="center" style:justify-single-word="false"/>
      <style:text-properties style:font-name="Cambria" fo:font-size="12pt" officeooo:rsid="00230fbd" officeooo:paragraph-rsid="00307c6d" fo:background-color="transparent" style:font-size-asian="10.5pt" style:font-size-complex="12pt"/>
    </style:style>
    <style:style style:name="P66" style:family="paragraph" style:parent-style-name="Table_20_Contents">
      <style:paragraph-properties fo:text-align="center" style:justify-single-word="false"/>
      <style:text-properties style:font-name="Cambria" fo:font-size="12pt" officeooo:rsid="00246eaf" officeooo:paragraph-rsid="00307c6d" fo:background-color="transparent"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30d160" style:font-weight-asian="bold" style:font-weight-complex="bold"/>
    </style:style>
    <style:style style:name="T3" style:family="text">
      <style:text-properties officeooo:rsid="0004279a"/>
    </style:style>
    <style:style style:name="T4" style:family="text">
      <style:text-properties officeooo:rsid="0029b21b"/>
    </style:style>
    <style:style style:name="T5" style:family="text">
      <style:text-properties officeooo:rsid="002ae6fd"/>
    </style:style>
    <style:style style:name="T6" style:family="text">
      <style:text-properties officeooo:rsid="001e3803"/>
    </style:style>
    <style:style style:name="T7" style:family="text">
      <style:text-properties officeooo:rsid="001fe72e"/>
    </style:style>
    <style:style style:name="T8" style:family="text">
      <style:text-properties officeooo:rsid="000a25ee"/>
    </style:style>
    <style:style style:name="T9" style:family="text">
      <style:text-properties officeooo:rsid="000e64e2"/>
    </style:style>
    <style:style style:name="T10" style:family="text">
      <style:text-properties officeooo:rsid="001e4da6"/>
    </style:style>
    <style:style style:name="T11" style:family="text">
      <style:text-properties officeooo:rsid="001f1621"/>
    </style:style>
    <style:style style:name="T12" style:family="text">
      <style:text-properties officeooo:rsid="002016d6"/>
    </style:style>
    <style:style style:name="T13" style:family="text">
      <style:text-properties officeooo:rsid="002037d0"/>
    </style:style>
    <style:style style:name="T14" style:family="text">
      <style:text-properties officeooo:rsid="000a25ee" fo:background-color="transparent" loext:char-shading-value="0"/>
    </style:style>
    <style:style style:name="T15" style:family="text">
      <style:text-properties officeooo:rsid="002127e1"/>
    </style:style>
    <style:style style:name="T16" style:family="text">
      <style:text-properties officeooo:rsid="00230fbd"/>
    </style:style>
    <style:style style:name="T17" style:family="text">
      <style:text-properties officeooo:rsid="0023ca45"/>
    </style:style>
    <style:style style:name="T18" style:family="text">
      <style:text-properties officeooo:rsid="00246eaf"/>
    </style:style>
    <style:style style:name="T19" style:family="text">
      <style:text-properties officeooo:rsid="00253c2b"/>
    </style:style>
    <style:style style:name="T20" style:family="text">
      <style:text-properties officeooo:rsid="003019fc"/>
    </style:style>
    <style:style style:name="T21" style:family="text">
      <style:text-properties fo:font-size="12pt" fo:font-weight="normal" officeooo:rsid="0004279a" fo:background-color="transparent" loext:char-shading-value="0" style:font-size-asian="10.5pt" style:font-weight-asian="normal" style:font-size-complex="12pt" style:font-weight-complex="normal"/>
    </style:style>
    <style:style style:name="T22" style:family="text">
      <style:text-properties fo:font-size="12pt" fo:font-weight="normal" officeooo:rsid="0030d160" style:font-size-asian="10.5pt" style:font-weight-asian="normal" style:font-size-complex="12pt" style:font-weight-complex="normal"/>
    </style:style>
    <style:style style:name="T23" style:family="text">
      <style:text-properties fo:font-size="12pt" fo:font-weight="bold" officeooo:rsid="0030d160" style:font-size-asian="10.5pt" style:font-weight-asian="bold" style:font-size-complex="12pt" style:font-weight-complex="bold"/>
    </style:style>
    <style:style style:name="T24" style:family="text">
      <style:text-properties officeooo:rsid="00307c6d"/>
    </style:style>
    <style:style style:name="T25" style:family="text">
      <style:text-properties officeooo:rsid="0030d160"/>
    </style:style>
    <style:style style:name="T26" style:family="text">
      <style:text-properties officeooo:rsid="003782e9" fo:background-color="#ffff00" loext:char-shading-value="0"/>
    </style:style>
    <style:style style:name="T27" style:family="text">
      <style:text-properties fo:font-size="14pt" officeooo:rsid="0004279a" style:font-size-asian="12.25pt" style:font-size-complex="14pt"/>
    </style:style>
    <style:style style:name="T28" style:family="text">
      <style:text-properties officeooo:rsid="0035fcf7"/>
    </style:style>
    <style:style style:name="T29" style:family="text">
      <style:text-properties officeooo:rsid="003782e9"/>
    </style:style>
    <style:style style:name="T30" style:family="text">
      <style:text-properties officeooo:rsid="0037ff43"/>
    </style:style>
    <style:style style:name="T31" style:family="text">
      <style:text-properties fo:font-weight="normal" officeooo:rsid="0030d160" style:font-weight-asian="normal" style:font-weight-complex="normal"/>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
      <text:p text:style-name="P4"/>
      <text:p text:style-name="P6">System Requirements Specification </text:p>
      <text:p text:style-name="P6">(SRS)</text:p>
      <text:p text:style-name="P6"/>
      <text:p text:style-name="P6"/>
      <text:p text:style-name="P5">Ticktrak App</text:p>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8"><text:span text:style-name="T1">Version:</text:span> 1.<text:span text:style-name="T10">3</text:span></text:p>
      <text:p text:style-name="P8"><text:span text:style-name="T1">Last Updated:</text:span> June 17, 2025</text:p>
      <text:p text:style-name="P8"><text:span text:style-name="T1">Author: </text:span>Carlo Merin</text:p>
      <text:p text:style-name="P8"/>
      <text:list xml:id="list88493841" text:style-name="L10">
        <text:list-item>
          <text:p text:style-name="P9"><text:soft-page-break/><text:span text:style-name="T27">Introduction</text:span></text:p>
          <text:list>
            <text:list-item>
              <text:p text:style-name="P10">Purpose</text:p>
              <text:p text:style-name="P44">Businesses or individuals struggle to track their tasks and sub tasks efficiently. <text:span text:style-name="T30">So</text:span> Ticktrak <text:s/><text:span text:style-name="T28">App </text:span>aims to provide a clear platform for task progress and team collaboration <text:span text:style-name="T28">and </text:span><text:span text:style-name="T21"><text:s/>designed to help users manage their tasks and track progress. The main objective of this is to enable the users to create, view, update, delete and complete tasks while retain the view of their progress.</text:span></text:p>
              <text:p text:style-name="P10"/>
            </text:list-item>
            <text:list-item>
              <text:p text:style-name="P10">Scope</text:p>
              <text:p text:style-name="P10">This Application includes:</text:p>
            </text:list-item>
          </text:list>
        </text:list-item>
      </text:list>
      <text:list text:style-name="L19">
        <text:list-item>
          <text:list>
            <text:list-item>
              <text:list>
                <text:list-item>
                  <text:p text:style-name="P11">Welcome/Landing Page</text:p>
                </text:list-item>
                <text:list-item>
                  <text:p text:style-name="P11">User Authentication (Login/Register)</text:p>
                </text:list-item>
                <text:list-item>
                  <text:p text:style-name="P11">Dashboard View</text:p>
                </text:list-item>
                <text:list-item>
                  <text:p text:style-name="P11">Side and Top Navigation Menu</text:p>
                </text:list-item>
                <text:list-item>
                  <text:p text:style-name="P11">User Profile/Setting</text:p>
                </text:list-item>
                <text:list-item>
                  <text:p text:style-name="P13">Task List (Table with search and pagination controls)</text:p>
                </text:list-item>
                <text:list-item>
                  <text:p text:style-name="P13"><text:span text:style-name="T13">Sub Task</text:span> List (<text:span text:style-name="T18">each task have multiple sub tasks</text:span>)</text:p>
                </text:list-item>
                <text:list-item>
                  <text:p text:style-name="P42"><text:span text:style-name="T30">Progress Tracking</text:span><text:span text:style-name="T20"> Chart (</text:span><text:span text:style-name="T30">percentage of completed sub tasks</text:span><text:span text:style-name="T20">)</text:span></text:p>
                  <text:p text:style-name="P13"/>
                </text:list-item>
              </text:list>
            </text:list-item>
          </text:list>
        </text:list-item>
      </text:list>
      <text:list text:continue-list="list88493841" text:style-name="L10">
        <text:list-item>
          <text:list>
            <text:list-item>
              <text:p text:style-name="P14">Tech Stack </text:p>
              <text:p text:style-name="P10">This Application <text:span text:style-name="T8">uses</text:span>:</text:p>
              <text:list>
                <text:list-item>
                  <text:p text:style-name="P14">PHP</text:p>
                  <text:list>
                    <text:list-item>
                      <text:p text:style-name="P14">Laravel v.10 <text:span text:style-name="T30">PHP</text:span></text:p>
                    </text:list-item>
                  </text:list>
                </text:list-item>
                <text:list-item>
                  <text:p text:style-name="P37">Database:</text:p>
                  <text:list>
                    <text:list-item>
                      <text:p text:style-name="P37">MySQL</text:p>
                    </text:list-item>
                  </text:list>
                </text:list-item>
                <text:list-item>
                  <text:p text:style-name="P14">JavaScript</text:p>
                  <text:list>
                    <text:list-item>
                      <text:p text:style-name="P14">Node JS, Alpine JS, Rest API / Fetch</text:p>
                    </text:list-item>
                  </text:list>
                </text:list-item>
                <text:list-item>
                  <text:p text:style-name="P14">CSS</text:p>
                  <text:list>
                    <text:list-item>
                      <text:p text:style-name="P14">Tailwind CSS, Flowbite</text:p>
                    </text:list-item>
                  </text:list>
                </text:list-item>
                <text:list-item>
                  <text:p text:style-name="P14">Icons</text:p>
                  <text:list>
                    <text:list-item>
                      <text:p text:style-name="P14">Heroicons, Untitledui</text:p>
                    </text:list-item>
                  </text:list>
                </text:list-item>
                <text:list-item>
                  <text:p text:style-name="P14">Graphs</text:p>
                  <text:list>
                    <text:list-item>
                      <text:p text:style-name="P14"><text:soft-page-break/>Apexcharts</text:p>
                    </text:list-item>
                  </text:list>
                </text:list-item>
              </text:list>
            </text:list-item>
          </text:list>
        </text:list-item>
        <text:list-item>
          <text:p text:style-name="P45">Definition, Acronyms and Abbreviation</text:p>
          <text:list>
            <text:list-item>
              <text:p text:style-name="P20"/>
            </text:list-item>
          </text:list>
        </text:list-item>
      </text:list>
      <table:table table:name="Table3" table:style-name="Table3">
        <table:table-column table:style-name="Table3.A"/>
        <table:table-column table:style-name="Table3.B"/>
        <table:table-row>
          <table:table-cell table:style-name="Table3.A1" office:value-type="string">
            <text:p text:style-name="P58">Terms</text:p>
          </table:table-cell>
          <table:table-cell table:style-name="Table3.B1" office:value-type="string">
            <text:p text:style-name="P58">Definition</text:p>
          </table:table-cell>
        </table:table-row>
        <table:table-row>
          <table:table-cell table:style-name="Table3.A2" office:value-type="string">
            <text:p text:style-name="P61">SRS</text:p>
          </table:table-cell>
          <table:table-cell table:style-name="Table3.B2" office:value-type="string">
            <text:p text:style-name="P61">Software Requirement Specification</text:p>
          </table:table-cell>
        </table:table-row>
        <table:table-row>
          <table:table-cell table:style-name="Table3.A2" office:value-type="string">
            <text:p text:style-name="P61">API</text:p>
          </table:table-cell>
          <table:table-cell table:style-name="Table3.B2" office:value-type="string">
            <text:p text:style-name="P61">Application Programming Interface</text:p>
          </table:table-cell>
        </table:table-row>
        <table:table-row>
          <table:table-cell table:style-name="Table3.A2" office:value-type="string">
            <text:p text:style-name="P61">CRUD</text:p>
          </table:table-cell>
          <table:table-cell table:style-name="Table3.B2" office:value-type="string">
            <text:p text:style-name="P61">Create, Retrieve, Update, Delete</text:p>
          </table:table-cell>
        </table:table-row>
      </table:table>
      <text:list xml:id="list155140764802602" text:continue-numbering="true" text:style-name="L10">
        <text:list-item>
          <text:list>
            <text:list-header>
              <text:p text:style-name="P20"/>
            </text:list-header>
          </text:list>
        </text:list-item>
        <text:list-item>
          <text:p text:style-name="P47">User Role and Permissions</text:p>
          <text:list>
            <text:list-item>
              <text:p text:style-name="P22">User: </text:p>
              <text:list>
                <text:list-item>
                  <text:p text:style-name="P37">Manage own profile.</text:p>
                </text:list-item>
                <text:list-item>
                  <text:p text:style-name="P22">Create, View, Update and Delete <text:span text:style-name="T13">Tasks and Sub </text:span><text:span text:style-name="T16">T</text:span><text:span text:style-name="T13">asks.</text:span></text:p>
                </text:list-item>
              </text:list>
            </text:list-item>
            <text:list-item>
              <text:p text:style-name="P22">Admin:</text:p>
              <text:list>
                <text:list-item>
                  <text:p text:style-name="P22">Manage All the users.</text:p>
                </text:list-item>
                <text:list-item>
                  <text:p text:style-name="P37">Perform Administrative tasks.</text:p>
                </text:list-item>
              </text:list>
              <text:p text:style-name="P21"/>
            </text:list-item>
          </text:list>
        </text:list-item>
        <text:list-item>
          <text:p text:style-name="P46">Functional Requirements</text:p>
          <text:list>
            <text:list-item>
              <text:p text:style-name="P21">User Authentication</text:p>
              <text:list>
                <text:list-item>
                  <text:p text:style-name="P21">Register and Login</text:p>
                </text:list-item>
              </text:list>
            </text:list-item>
            <text:list-item>
              <text:p text:style-name="P21">User Profile/Setting</text:p>
              <text:list>
                <text:list-item>
                  <text:p text:style-name="P21">Add Profile Picture</text:p>
                </text:list-item>
                <text:list-item>
                  <text:p text:style-name="P21">Update <text:span text:style-name="T4">I</text:span><text:span text:style-name="T5">nformation</text:span></text:p>
                </text:list-item>
                <text:list-item>
                  <text:p text:style-name="P21">Change Password</text:p>
                </text:list-item>
                <text:list-item>
                  <text:p text:style-name="P52">Delete Accoun<text:span text:style-name="T3">t</text:span></text:p>
                </text:list-item>
              </text:list>
            </text:list-item>
            <text:list-item>
              <text:p text:style-name="P53">Task Management</text:p>
              <text:list>
                <text:list-item>
                  <text:p text:style-name="P53">Create new Tasks</text:p>
                </text:list-item>
                <text:list-item>
                  <text:p text:style-name="P53">View List of Tasks</text:p>
                </text:list-item>
                <text:list-item>
                  <text:p text:style-name="P53">Update / Delete Tasks</text:p>
                </text:list-item>
              </text:list>
            </text:list-item>
            <text:list-item>
              <text:p text:style-name="P53"><text:span text:style-name="T15">Sub </text:span>Task Management</text:p>
              <text:list>
                <text:list-item>
                  <text:p text:style-name="P53">Create new <text:span text:style-name="T15">Sub </text:span>Tasks</text:p>
                </text:list-item>
                <text:list-item>
                  <text:p text:style-name="P53">View List of <text:span text:style-name="T15">Sub </text:span>Tasks</text:p>
                </text:list-item>
                <text:list-item>
                  <text:p text:style-name="P53">Update / Delete <text:span text:style-name="T15">Sub </text:span>Tasks</text:p>
                </text:list-item>
              </text:list>
            </text:list-item>
            <text:list-item>
              <text:p text:style-name="P55"><text:soft-page-break/>Progress Tracking</text:p>
              <text:list>
                <text:list-item>
                  <text:p text:style-name="P55">Calculate the percentage of completed and total sub tasks</text:p>
                </text:list-item>
              </text:list>
            </text:list-item>
          </text:list>
        </text:list-item>
      </text:list>
      <text:list text:style-name="L27">
        <text:list-item>
          <text:list>
            <text:list-item>
              <text:list>
                <text:list-item>
                  <text:list>
                    <text:list-item>
                      <text:p text:style-name="P56">Percentage = (number of completed sub tasks / total number of sub tasks) * 100</text:p>
                    </text:list-item>
                  </text:list>
                </text:list-item>
              </text:list>
            </text:list-item>
          </text:list>
        </text:list-item>
      </text:list>
      <text:list text:continue-list="list155140764802602" text:style-name="L10">
        <text:list-item>
          <text:list>
            <text:list-item>
              <text:list>
                <text:list-item>
                  <text:p text:style-name="P55">Add Progress bar and chart for representation</text:p>
                </text:list-item>
                <text:list-item>
                  <text:p text:style-name="P55">Add Confetti for interaction</text:p>
                  <text:p text:style-name="P52"/>
                </text:list-item>
              </text:list>
            </text:list-item>
          </text:list>
        </text:list-item>
        <text:list-item>
          <text:p text:style-name="P46">Non-Functional Requirements</text:p>
          <text:list>
            <text:list-item>
              <text:p text:style-name="P21">Security: Password hashing</text:p>
            </text:list-item>
            <text:list-item>
              <text:p text:style-name="P21">Performance: Response should be 500ms minimum</text:p>
            </text:list-item>
            <text:list-item>
              <text:p text:style-name="P21">Validation: Proper input sani<text:span text:style-name="T6">ta</text:span>tion and error message</text:p>
              <text:p text:style-name="P21"/>
            </text:list-item>
          </text:list>
        </text:list-item>
        <text:list-item>
          <text:p text:style-name="P49">Database Schema (Tables)</text:p>
          <text:list>
            <text:list-item>
              <text:p text:style-name="P21">Table: Users </text:p>
              <text:list>
                <text:list-item>
                  <text:p text:style-name="P21">id – Primary Key</text:p>
                </text:list-item>
                <text:list-item>
                  <text:p text:style-name="P21">name – String <text:span text:style-name="T7">| max:255</text:span></text:p>
                </text:list-item>
                <text:list-item>
                  <text:p text:style-name="P21">profile – String | Null</text:p>
                </text:list-item>
                <text:list-item>
                  <text:p text:style-name="P21">email – String | Email | Unique</text:p>
                </text:list-item>
                <text:list-item>
                  <text:p text:style-name="P21">password – String | Hash</text:p>
                </text:list-item>
              </text:list>
            </text:list-item>
            <text:list-item>
              <text:p text:style-name="P24">Table: Tasks</text:p>
              <text:list>
                <text:list-item>
                  <text:p text:style-name="P24">id – Primary Key</text:p>
                </text:list-item>
                <text:list-item>
                  <text:p text:style-name="P24">title – Required | String | max:255</text:p>
                </text:list-item>
                <text:list-item>
                  <text:p text:style-name="P24">details – Null | text</text:p>
                </text:list-item>
                <text:list-item>
                  <text:p text:style-name="P24">priority – Required | String | enum [‘low’, ‘medium’, ‘high’] | default = low</text:p>
                </text:list-item>
                <text:list-item>
                  <text:p text:style-name="P24">status – Required | String | enum [‘pending’, ‘completed’] | default = pending</text:p>
                </text:list-item>
                <text:list-item>
                  <text:p text:style-name="P24">due_date – Null | date</text:p>
                </text:list-item>
                <text:list-item>
                  <text:p text:style-name="P24">user_id – Foreign Key | exists: users, id <text:span text:style-name="T29">| </text:span><text:span text:style-name="T26">delete: cascade</text:span></text:p>
                </text:list-item>
              </text:list>
            </text:list-item>
            <text:list-item>
              <text:p text:style-name="P25">Table: Sub Tasks</text:p>
              <text:list>
                <text:list-item>
                  <text:p text:style-name="P25">id – Primary Key</text:p>
                </text:list-item>
                <text:list-item>
                  <text:p text:style-name="P25">description – Required | text</text:p>
                </text:list-item>
                <text:list-item>
                  <text:p text:style-name="P25">is_complete – Boolean | String | default = false</text:p>
                </text:list-item>
                <text:list-item>
                  <text:p text:style-name="P25">due_date – Null | date</text:p>
                </text:list-item>
                <text:list-item>
                  <text:p text:style-name="P25"><text:soft-page-break/>task_id – Foreign Key | exists: tasks, id <text:span text:style-name="T26">| delete: cascade</text:span></text:p>
                  <text:p text:style-name="P24"/>
                </text:list-item>
              </text:list>
            </text:list-item>
          </text:list>
        </text:list-item>
        <text:list-item>
          <text:p text:style-name="P50">Routes (API)</text:p>
          <text:list>
            <text:list-item>
              <text:p text:style-name="P26">Task A<text:span text:style-name="T16">PI</text:span> Endpoints <text:span text:style-name="T16">(API/TaskApiController)</text:span></text:p>
              <text:list>
                <text:list-item>
                  <text:p text:style-name="P30">middleware – auth:sunctum</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Name</text:p>
          </table:table-cell>
          <table:table-cell table:style-name="Table1.A1" office:value-type="string">
            <text:p text:style-name="P60">Method</text:p>
          </table:table-cell>
          <table:table-cell table:style-name="Table1.A1" office:value-type="string">
            <text:p text:style-name="P60">Url</text:p>
          </table:table-cell>
          <table:table-cell table:style-name="Table1.D1" office:value-type="string">
            <text:p text:style-name="P60">description</text:p>
          </table:table-cell>
        </table:table-row>
        <table:table-row>
          <table:table-cell table:style-name="Table1.A2" office:value-type="string">
            <text:p text:style-name="P62">index</text:p>
          </table:table-cell>
          <table:table-cell table:style-name="Table1.A2" office:value-type="string">
            <text:p text:style-name="P63">GET</text:p>
          </table:table-cell>
          <table:table-cell table:style-name="Table1.A2" office:value-type="string">
            <text:p text:style-name="P63">/api/tasks</text:p>
          </table:table-cell>
          <table:table-cell table:style-name="Table1.D2" office:value-type="string">
            <text:p text:style-name="P64">View task list</text:p>
          </table:table-cell>
        </table:table-row>
        <table:table-row>
          <table:table-cell table:style-name="Table1.A2" office:value-type="string">
            <text:p text:style-name="P62">store</text:p>
          </table:table-cell>
          <table:table-cell table:style-name="Table1.A2" office:value-type="string">
            <text:p text:style-name="P64">POST</text:p>
          </table:table-cell>
          <table:table-cell table:style-name="Table1.A2" office:value-type="string">
            <text:p text:style-name="P64">/api/tasks</text:p>
          </table:table-cell>
          <table:table-cell table:style-name="Table1.D2" office:value-type="string">
            <text:p text:style-name="P64">Create new tasks</text:p>
          </table:table-cell>
        </table:table-row>
        <table:table-row>
          <table:table-cell table:style-name="Table1.A2" office:value-type="string">
            <text:p text:style-name="P62">update</text:p>
          </table:table-cell>
          <table:table-cell table:style-name="Table1.A2" office:value-type="string">
            <text:p text:style-name="P65">UPDATE</text:p>
          </table:table-cell>
          <table:table-cell table:style-name="Table1.A2" office:value-type="string">
            <text:p text:style-name="P64">/api/tasks/{id}</text:p>
          </table:table-cell>
          <table:table-cell table:style-name="Table1.D2" office:value-type="string">
            <text:p text:style-name="P64">Update selected tasks</text:p>
          </table:table-cell>
        </table:table-row>
        <table:table-row>
          <table:table-cell table:style-name="Table1.A2" office:value-type="string">
            <text:p text:style-name="P62">destroy</text:p>
          </table:table-cell>
          <table:table-cell table:style-name="Table1.A2" office:value-type="string">
            <text:p text:style-name="P64">DELETE</text:p>
          </table:table-cell>
          <table:table-cell table:style-name="Table1.A2" office:value-type="string">
            <text:p text:style-name="P64">/api/tasks/{id}</text:p>
          </table:table-cell>
          <table:table-cell table:style-name="Table1.D2" office:value-type="string">
            <text:p text:style-name="P64">Delete selected tasks</text:p>
          </table:table-cell>
        </table:table-row>
      </table:table>
      <text:p text:style-name="P27"/>
      <text:list text:continue-numbering="true" text:style-name="L10">
        <text:list-item>
          <text:list>
            <text:list-item>
              <text:p text:style-name="P30">Sub Task API Endpoints (API/SubTaskApiController)</text:p>
              <text:list>
                <text:list-item>
                  <text:p text:style-name="P30">middleware – auth:sunctum</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9">Name</text:p>
          </table:table-cell>
          <table:table-cell table:style-name="Table2.A1" office:value-type="string">
            <text:p text:style-name="P60">Method</text:p>
          </table:table-cell>
          <table:table-cell table:style-name="Table2.A1" office:value-type="string">
            <text:p text:style-name="P60">Url</text:p>
          </table:table-cell>
          <table:table-cell table:style-name="Table2.D1" office:value-type="string">
            <text:p text:style-name="P60">description</text:p>
          </table:table-cell>
        </table:table-row>
        <table:table-row>
          <table:table-cell table:style-name="Table2.A2" office:value-type="string">
            <text:p text:style-name="P62">index</text:p>
          </table:table-cell>
          <table:table-cell table:style-name="Table2.A2" office:value-type="string">
            <text:p text:style-name="P63">GET</text:p>
          </table:table-cell>
          <table:table-cell table:style-name="Table2.A2" office:value-type="string">
            <text:p text:style-name="P63">/api/tasks/<text:span text:style-name="T16">{taskId}</text:span></text:p>
          </table:table-cell>
          <table:table-cell table:style-name="Table2.D2" office:value-type="string">
            <text:p text:style-name="P64">View <text:span text:style-name="T17">sub</text:span>task list</text:p>
          </table:table-cell>
        </table:table-row>
        <table:table-row>
          <table:table-cell table:style-name="Table2.A2" office:value-type="string">
            <text:p text:style-name="P62">store</text:p>
          </table:table-cell>
          <table:table-cell table:style-name="Table2.A2" office:value-type="string">
            <text:p text:style-name="P64">POST</text:p>
          </table:table-cell>
          <table:table-cell table:style-name="Table2.A2" office:value-type="string">
            <text:p text:style-name="P64">/api/tasks/<text:span text:style-name="T16">{taskId}</text:span></text:p>
          </table:table-cell>
          <table:table-cell table:style-name="Table2.D2" office:value-type="string">
            <text:p text:style-name="P64">Create new <text:span text:style-name="T17">sub</text:span>tasks</text:p>
          </table:table-cell>
        </table:table-row>
        <table:table-row>
          <table:table-cell table:style-name="Table2.A2" office:value-type="string">
            <text:p text:style-name="P62">Update <text:span text:style-name="T17">Mark</text:span></text:p>
          </table:table-cell>
          <table:table-cell table:style-name="Table2.A2" office:value-type="string">
            <text:p text:style-name="P65">PATCH</text:p>
          </table:table-cell>
          <table:table-cell table:style-name="Table2.A2" office:value-type="string">
            <text:p text:style-name="P64">/api/tasks/<text:span text:style-name="T16">{taskId}/subtasks/{subtaskId}</text:span></text:p>
          </table:table-cell>
          <table:table-cell table:style-name="Table2.D2" office:value-type="string">
            <text:p text:style-name="P64">Update selected <text:span text:style-name="T17">sub</text:span>tasks <text:span text:style-name="T17">to complete/done</text:span></text:p>
          </table:table-cell>
        </table:table-row>
        <table:table-row>
          <table:table-cell table:style-name="Table2.A2" office:value-type="string">
            <text:p text:style-name="P66">Destroy</text:p>
          </table:table-cell>
          <table:table-cell table:style-name="Table2.A2" office:value-type="string">
            <text:p text:style-name="P66">DELETE</text:p>
          </table:table-cell>
          <table:table-cell table:style-name="Table2.A2" office:value-type="string">
            <text:p text:style-name="P64">/api/tasks/<text:span text:style-name="T16">{taskId}/subtasks/{subtaskId}</text:span></text:p>
          </table:table-cell>
          <table:table-cell table:style-name="Table2.D2" office:value-type="string">
            <text:p text:style-name="P66">Delete selected subtasks</text:p>
          </table:table-cell>
        </table:table-row>
      </table:table>
      <text:p text:style-name="P15"><text:tab/></text:p>
      <text:list xml:id="list155139867996071" text:continue-numbering="true" text:style-name="L10">
        <text:list-item>
          <text:p text:style-name="P51">Models</text:p>
          <text:list>
            <text:list-item>
              <text:p text:style-name="P14">User</text:p>
              <text:list>
                <text:list-item>
                  <text:p text:style-name="P14">Fillable Attributes</text:p>
                </text:list-item>
              </text:list>
            </text:list-item>
          </text:list>
        </text:list-item>
      </text:list>
      <text:list text:style-name="L20">
        <text:list-item>
          <text:list>
            <text:list-item>
              <text:list>
                <text:list-item>
                  <text:list>
                    <text:list-item>
                      <text:p text:style-name="P16">name | profile | email | password</text:p>
                    </text:list-item>
                  </text:list>
                </text:list-item>
              </text:list>
            </text:list-item>
          </text:list>
        </text:list-item>
      </text:list>
      <text:list xml:id="list155140256049926" text:continue-list="list155139867996071" text:style-name="L10">
        <text:list-item>
          <text:list>
            <text:list-item>
              <text:list>
                <text:list-item>
                  <text:p text:style-name="P36">Relationship</text:p>
                </text:list-item>
              </text:list>
            </text:list-item>
          </text:list>
        </text:list-item>
      </text:list>
      <text:list text:style-name="L21">
        <text:list-item>
          <text:list>
            <text:list-item>
              <text:list>
                <text:list-item>
                  <text:list>
                    <text:list-item>
                      <text:p text:style-name="P17">hasMany(Task)</text:p>
                    </text:list-item>
                  </text:list>
                </text:list-item>
              </text:list>
            </text:list-item>
          </text:list>
        </text:list-item>
      </text:list>
      <text:list xml:id="list155139144770025" text:continue-list="list155140256049926" text:style-name="L10">
        <text:list-item>
          <text:list>
            <text:list-item>
              <text:p text:style-name="P14">Task</text:p>
              <text:list>
                <text:list-item>
                  <text:p text:style-name="P14">Fillable Attributes</text:p>
                  <text:list>
                    <text:list-item>
                      <text:p text:style-name="P14">title | details | priority | status | due_date | user_id</text:p>
                    </text:list-item>
                  </text:list>
                </text:list-item>
                <text:list-item>
                  <text:p text:style-name="P14">Relationship</text:p>
                  <text:list>
                    <text:list-item>
                      <text:p text:style-name="P14">belongsTo(User)</text:p>
                    </text:list-item>
                    <text:list-item>
                      <text:p text:style-name="P31">hasMany(<text:span text:style-name="T18">S</text:span>ubTasks)</text:p>
                    </text:list-item>
                  </text:list>
                </text:list-item>
              </text:list>
            </text:list-item>
            <text:list-item>
              <text:p text:style-name="P31"><text:soft-page-break/>SubTask</text:p>
              <text:list>
                <text:list-item>
                  <text:p text:style-name="P31">Fillable Attributes</text:p>
                </text:list-item>
              </text:list>
            </text:list-item>
          </text:list>
        </text:list-item>
      </text:list>
      <text:list text:style-name="L22">
        <text:list-item>
          <text:list>
            <text:list-item>
              <text:list>
                <text:list-item>
                  <text:list>
                    <text:list-item>
                      <text:p text:style-name="P32">description | due_date| <text:span text:style-name="T19">is_complete</text:span> | task_id</text:p>
                    </text:list-item>
                  </text:list>
                </text:list-item>
              </text:list>
            </text:list-item>
          </text:list>
        </text:list-item>
      </text:list>
      <text:list text:continue-list="list155139144770025" text:style-name="L10">
        <text:list-item>
          <text:list>
            <text:list-item>
              <text:list>
                <text:list-item>
                  <text:p text:style-name="P31">Relationship</text:p>
                  <text:list>
                    <text:list-item>
                      <text:p text:style-name="P31">belongsTo(Task)</text:p>
                    </text:list-item>
                  </text:list>
                </text:list-item>
              </text:list>
            </text:list-item>
          </text:list>
        </text:list-item>
      </text:list>
      <text:p text:style-name="P23"/>
      <text:list xml:id="list155139122397605" text:continue-numbering="true" text:style-name="L10">
        <text:list-item>
          <text:p text:style-name="P49">User Interface</text:p>
          <text:list>
            <text:list-item>
              <text:p text:style-name="P21">Top Navbar</text:p>
              <text:list>
                <text:list-item>
                  <text:p text:style-name="P21">Search Function</text:p>
                </text:list-item>
                <text:list-item>
                  <text:p text:style-name="P21">Dark/Light Mode</text:p>
                </text:list-item>
                <text:list-item>
                  <text:p text:style-name="P21"><text:span text:style-name="T30">User </text:span>Profile (Name and Email)</text:p>
                </text:list-item>
              </text:list>
            </text:list-item>
            <text:list-item>
              <text:p text:style-name="P21">Side Navbar</text:p>
            </text:list-item>
          </text:list>
        </text:list-item>
      </text:list>
      <text:list text:style-name="L23">
        <text:list-item>
          <text:list>
            <text:list-item>
              <text:list>
                <text:list-item>
                  <text:p text:style-name="P54">Default View: Shows only Icons (Menu and Others)</text:p>
                </text:list-item>
                <text:list-item>
                  <text:p text:style-name="P54">Toggled View: Shows both Icons and label for each items in the side panel</text:p>
                </text:list-item>
              </text:list>
            </text:list-item>
          </text:list>
        </text:list-item>
      </text:list>
      <text:list xml:id="list155140309058957" text:continue-list="list155139122397605" text:style-name="L10">
        <text:list-item>
          <text:list>
            <text:list-item>
              <text:list>
                <text:list-item>
                  <text:p text:style-name="P21">Application Logo</text:p>
                </text:list-item>
                <text:list-item>
                  <text:p text:style-name="P21">Menu (placeholder)</text:p>
                  <text:list>
                    <text:list-item>
                      <text:p text:style-name="P21">Dashboard</text:p>
                    </text:list-item>
                    <text:list-item>
                      <text:p text:style-name="P21">My Task</text:p>
                    </text:list-item>
                  </text:list>
                </text:list-item>
                <text:list-item>
                  <text:p text:style-name="P21">Others (placeholder)</text:p>
                  <text:list>
                    <text:list-item>
                      <text:p text:style-name="P21">Setting</text:p>
                    </text:list-item>
                    <text:list-item>
                      <text:p text:style-name="P21">Logout</text:p>
                    </text:list-item>
                  </text:list>
                </text:list-item>
              </text:list>
            </text:list-item>
            <text:list-item>
              <text:p text:style-name="P21">Task List UI (CRUD)</text:p>
              <text:list>
                <text:list-item>
                  <text:p text:style-name="P21">Header:</text:p>
                </text:list-item>
              </text:list>
            </text:list-item>
          </text:list>
        </text:list-item>
      </text:list>
      <text:list text:style-name="L24">
        <text:list-item>
          <text:list>
            <text:list-item>
              <text:list>
                <text:list-item>
                  <text:list>
                    <text:list-item>
                      <text:p text:style-name="P28">Label: Task List</text:p>
                    </text:list-item>
                    <text:list-item>
                      <text:p text:style-name="P28">Button: Add Tasks <text:span text:style-name="T8">(Modal)</text:span></text:p>
                      <text:list>
                        <text:list-item>
                          <text:p text:style-name="P18">Title: Add Task</text:p>
                        </text:list-item>
                        <text:list-item>
                          <text:p text:style-name="P18">Input Fields:<text:tab/>Title, Priority, Due Date, Details</text:p>
                        </text:list-item>
                        <text:list-item>
                          <text:p text:style-name="P18">Close Button: Close</text:p>
                        </text:list-item>
                        <text:list-item>
                          <text:p text:style-name="P18">Submit Button: Add Task</text:p>
                        </text:list-item>
                      </text:list>
                    </text:list-item>
                  </text:list>
                </text:list-item>
              </text:list>
            </text:list-item>
          </text:list>
        </text:list-item>
      </text:list>
      <text:list xml:id="list155140972449354" text:continue-list="list155140309058957" text:style-name="L10">
        <text:list-item>
          <text:list>
            <text:list-item>
              <text:list>
                <text:list-item>
                  <text:p text:style-name="P26">Main:</text:p>
                </text:list-item>
              </text:list>
            </text:list-item>
          </text:list>
        </text:list-item>
      </text:list>
      <text:list text:style-name="L25">
        <text:list-item>
          <text:list>
            <text:list-item>
              <text:list>
                <text:list-item>
                  <text:list>
                    <text:list-item>
                      <text:p text:style-name="P29">Search <text:span text:style-name="T8">Box</text:span></text:p>
                    </text:list-item>
                    <text:list-item>
                      <text:p text:style-name="P29">Table </text:p>
                      <text:list>
                        <text:list-item>
                          <text:p text:style-name="P43"><text:soft-page-break/># | Title | <text:span text:style-name="T25">Progress</text:span> | Priority | Due Date | Action</text:p>
                          <text:list>
                            <text:list-item>
                              <text:p text:style-name="P57"><text:span text:style-name="T31">Note: Remove the </text:span><text:span text:style-name="T2">description column in a table</text:span><text:span text:style-name="T31"> to be replace by </text:span><text:span text:style-name="T2">progress bar</text:span><text:span text:style-name="T31"> for initial representation of the sub tasks completed percentage.</text:span></text:p>
                            </text:list-item>
                          </text:list>
                        </text:list-item>
                        <text:list-item>
                          <text:p text:style-name="P19">Action:</text:p>
                          <text:list>
                            <text:list-item>
                              <text:p text:style-name="P33">Anchor Tag Button: Jump Into Sub Task page with Selected Task</text:p>
                            </text:list-item>
                            <text:list-item>
                              <text:p text:style-name="P19">Button: Update Task (Modal)</text:p>
                              <text:list>
                                <text:list-item>
                                  <text:p text:style-name="P19">Title: Update Task</text:p>
                                </text:list-item>
                                <text:list-item>
                                  <text:p text:style-name="P19">Input Fields:<text:tab/>Title, Priority, Due Date, Details</text:p>
                                </text:list-item>
                                <text:list-item>
                                  <text:p text:style-name="P19">Close Button: Close</text:p>
                                </text:list-item>
                                <text:list-item>
                                  <text:p text:style-name="P19">Submit Button: Update Task</text:p>
                                </text:list-item>
                              </text:list>
                            </text:list-item>
                            <text:list-item>
                              <text:p text:style-name="P19">Button: Delete Task (Modal)</text:p>
                              <text:list>
                                <text:list-item>
                                  <text:p text:style-name="P19">Title: Delete Task</text:p>
                                </text:list-item>
                                <text:list-item>
                                  <text:p text:style-name="P19">Description: Are you sure you want to delete this task?</text:p>
                                </text:list-item>
                                <text:list-item>
                                  <text:p text:style-name="P19">Close Button: Close</text:p>
                                </text:list-item>
                                <text:list-item>
                                  <text:p text:style-name="P19">Submit Button: Delete Task</text:p>
                                </text:list-item>
                              </text:list>
                            </text:list-item>
                          </text:list>
                        </text:list-item>
                      </text:list>
                    </text:list-item>
                    <text:list-item>
                      <text:p text:style-name="P29">Pagination Controls</text:p>
                      <text:list>
                        <text:list-item>
                          <text:p text:style-name="P19">Limit per page (10, 25, 50, etc.)</text:p>
                        </text:list-item>
                      </text:list>
                    </text:list-item>
                  </text:list>
                </text:list-item>
              </text:list>
            </text:list-item>
          </text:list>
        </text:list-item>
      </text:list>
      <text:list text:continue-list="list155140972449354" text:style-name="L10">
        <text:list-item>
          <text:list>
            <text:list-item>
              <text:p text:style-name="P34">Sub Task UI (CRUD)</text:p>
              <text:list>
                <text:list-item>
                  <text:p text:style-name="P34">Header:</text:p>
                  <text:list>
                    <text:list-item>
                      <text:p text:style-name="P34">breadcrumb: Go back to the task page</text:p>
                    </text:list-item>
                  </text:list>
                </text:list-item>
                <text:list-item>
                  <text:p text:style-name="P34">Main:</text:p>
                  <text:list>
                    <text:list-item>
                      <text:p text:style-name="P34">Grid</text:p>
                      <text:list>
                        <text:list-item>
                          <text:p text:style-name="P34">Left Side</text:p>
                          <text:list>
                            <text:list-item>
                              <text:p text:style-name="P34">Chart: Milestones Progress</text:p>
                              <text:list>
                                <text:list-item>
                                  <text:p text:style-name="P35">Chart</text:p>
                                </text:list-item>
                                <text:list-item>
                                  <text:p text:style-name="P35">Priority</text:p>
                                </text:list-item>
                                <text:list-item>
                                  <text:p text:style-name="P35">Deadline</text:p>
                                </text:list-item>
                              </text:list>
                            </text:list-item>
                            <text:list-item>
                              <text:p text:style-name="P34">Form: Add Milestones</text:p>
                              <text:list>
                                <text:list-item>
                                  <text:p text:style-name="P34">Input Field: Description, Due Date</text:p>
                                </text:list-item>
                                <text:list-item>
                                  <text:p text:style-name="P34">Submit Button: Add Milestones</text:p>
                                </text:list-item>
                              </text:list>
                            </text:list-item>
                          </text:list>
                        </text:list-item>
                        <text:list-item>
                          <text:p text:style-name="P34">Right Side</text:p>
                          <text:list>
                            <text:list-item>
                              <text:p text:style-name="P34">Title: Title of the selected tasks</text:p>
                            </text:list-item>
                            <text:list-item>
                              <text:p text:style-name="P34"><text:soft-page-break/>Details: Details of the selected tasks</text:p>
                            </text:list-item>
                            <text:list-item>
                              <text:p text:style-name="P35">Notes: Please Check the box after completing the sub tasks</text:p>
                            </text:list-item>
                            <text:list-item>
                              <text:p text:style-name="P34">Table:</text:p>
                              <text:list>
                                <text:list-item>
                                  <text:p text:style-name="P34">Checkbox | Description | Deadline | Action</text:p>
                                  <text:list>
                                    <text:list-item>
                                      <text:p text:style-name="P34">Checkbox: to mark <text:span text:style-name="T25">the sub tasks as complete</text:span></text:p>
                                    </text:list-item>
                                    <text:list-item>
                                      <text:p text:style-name="P34">Action: Delete</text:p>
                                    </text:list-item>
                                  </text:list>
                                </text:list-item>
                              </text:list>
                            </text:list-item>
                          </text:list>
                        </text:list-item>
                      </text:list>
                    </text:list-item>
                  </text:list>
                </text:list-item>
              </text:list>
            </text:list-item>
          </text:list>
        </text:list-item>
      </text:list>
      <text:p text:style-name="P12"><text:tab/></text:p>
      <text:p text:style-name="P48">Change Logs:</text:p>
      <text:list text:style-name="L26">
        <text:list-item>
          <text:p text:style-name="P38">v.1.1 <text:span text:style-name="T28">( </text:span><text:span text:style-name="T30">June 14, 2025</text:span><text:span text:style-name="T28">)</text:span></text:p>
          <text:p text:style-name="P38">Add Collapsible sidebar to maximize the space of the content of the main page.</text:p>
          <text:list>
            <text:list-item>
              <text:p text:style-name="P38">Default: showing sidebar icons only.</text:p>
            </text:list-item>
            <text:list-item>
              <text:p text:style-name="P38">Toggled: shows both icons and label.</text:p>
            </text:list-item>
          </text:list>
        </text:list-item>
        <text:list-item>
          <text:p text:style-name="P39">v.1.2<text:span text:style-name="T3"> </text:span><text:span text:style-name="T28">( </text:span><text:span text:style-name="T30">June 15, 2025</text:span><text:span text:style-name="T28">)</text:span></text:p>
          <text:p text:style-name="P40">Implementing CRUD <text:span text:style-name="T9">API </text:span>for Tasks.</text:p>
          <text:list>
            <text:list-item>
              <text:p text:style-name="P40">Add Models, <text:span text:style-name="T19">Controllers</text:span> and Relationship</text:p>
            </text:list-item>
            <text:list-item>
              <text:p text:style-name="P40">Add Routes API / Rest API</text:p>
            </text:list-item>
          </text:list>
        </text:list-item>
        <text:list-item>
          <text:p text:style-name="P39">v.1.<text:span text:style-name="T11">3</text:span><text:span text:style-name="T3"> </text:span><text:span text:style-name="T28">( </text:span><text:span text:style-name="T30">June 16, 2025</text:span><text:span text:style-name="T28">)</text:span></text:p>
          <text:p text:style-name="P40">Implementing CRUD <text:span text:style-name="T9">API </text:span>for <text:span text:style-name="T12">Sub Tasks.</text:span></text:p>
          <text:list>
            <text:list-item>
              <text:p text:style-name="P40">Add Models, <text:span text:style-name="T19">Controllers</text:span> and Relationship</text:p>
            </text:list-item>
            <text:list-item>
              <text:p text:style-name="P40">Add Routes API / Rest API</text:p>
            </text:list-item>
          </text:list>
        </text:list-item>
        <text:list-item>
          <text:p text:style-name="P39">v.1.<text:span text:style-name="T11">3</text:span><text:span text:style-name="T3"> </text:span><text:span text:style-name="T28">( </text:span><text:span text:style-name="T30">June 17, 2025</text:span><text:span text:style-name="T28">)</text:span></text:p>
          <text:p text:style-name="P40">Implementing <text:span text:style-name="T30">Progress Percentage Calculation</text:span> <text:span text:style-name="T24">for </text:span><text:span text:style-name="T12">Sub Tasks.</text:span></text:p>
          <text:list>
            <text:list-item>
              <text:p text:style-name="P41">show the percentage change when mark as complete in chart.</text:p>
            </text:list-item>
            <text:list-item>
              <text:p text:style-name="P41">shows confetti when all sub tasks completed for interaction to the users.</text:p>
            </text:list-item>
            <text:list-item>
              <text:p text:style-name="P41">Shows alert message when all sub tasks complet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7T09:32:45.605000000</meta:creation-date>
    <dc:date>2025-06-17T15:45:34.306000000</dc:date>
    <meta:editing-duration>PT6H2M27S</meta:editing-duration>
    <meta:editing-cycles>26</meta:editing-cycles>
    <meta:generator>LibreOffice/7.6.0.3$Windows_X86_64 LibreOffice_project/69edd8b8ebc41d00b4de3915dc82f8f0fc3b6265</meta:generator>
    <meta:document-statistic meta:table-count="3" meta:image-count="0" meta:object-count="0" meta:page-count="8" meta:paragraph-count="242" meta:word-count="1080" meta:character-count="6130" meta:non-whitespace-character-count="5438"/>
  </office:meta>
</office:document-meta>
</file>